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92a58"/>
    </style:style>
    <style:style style:name="P2" style:family="paragraph" style:parent-style-name="Standard">
      <style:text-properties officeooo:rsid="000b0324" officeooo:paragraph-rsid="000b0324"/>
    </style:style>
    <style:style style:name="P3" style:family="paragraph" style:parent-style-name="Standard">
      <style:text-properties officeooo:rsid="000befae" officeooo:paragraph-rsid="000befae"/>
    </style:style>
    <style:style style:name="P4" style:family="paragraph" style:parent-style-name="Standard">
      <style:text-properties officeooo:rsid="000c13a3" officeooo:paragraph-rsid="000c13a3"/>
    </style:style>
    <style:style style:name="P5" style:family="paragraph" style:parent-style-name="Standard">
      <style:paragraph-properties fo:text-align="end" style:justify-single-word="false"/>
      <style:text-properties officeooo:rsid="000ce827" officeooo:paragraph-rsid="000ce827"/>
    </style:style>
    <style:style style:name="T1" style:family="text">
      <style:text-properties officeooo:rsid="000befae"/>
    </style:style>
    <style:style style:name="T2" style:family="text">
      <style:text-properties officeooo:rsid="000c13a3"/>
    </style:style>
    <style:style style:name="T3" style:family="text">
      <style:text-properties fo:font-weight="bold" style:font-weight-asian="bold" style:font-weight-complex="bold"/>
    </style:style>
    <style:style style:name="T4" style:family="text">
      <style:text-properties fo:font-weight="bold" officeooo:rsid="000c13a3" style:font-weight-asian="bold" style:font-weight-complex="bold"/>
    </style:style>
    <style:style style:name="T5" style:family="text">
      <style:text-properties fo:font-weight="bold" officeooo:rsid="00100013" style:font-weight-asian="bold" style:font-weight-complex="bold"/>
    </style:style>
    <style:style style:name="T6" style:family="text">
      <style:text-properties officeooo:rsid="00100013"/>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Forbes Turley</text:p>
      <text:p text:style-name="P5"><draw:frame draw:style-name="fr1" draw:name="Object2" text:anchor-type="paragraph" svg:x="0.322in" svg:y="0.4291in" svg:width="6.0898in" svg:height="3.2102in" draw:z-index="1"><draw:object xlink:href="./Object 2" xlink:type="simple" xlink:show="embed" xlink:actuate="onLoad"/><draw:image xlink:href="./ObjectReplacements/Object 2" xlink:type="simple" xlink:show="embed" xlink:actuate="onLoad"/></draw:frame>CS 1550</text:p>
      <text:p text:style-name="P5">Project 3</text:p>
      <text:p text:style-name="P2">Shown above <text:span text:style-name="T1">is the graph depicting the number of page faults when using 8 frames in NRU on the gcc.trace file, versus the refresh period. The absolute minimum refresh time was found to be 21. That is, the referenced bits of all pages in the table are reset every 21 memory operations. Note that this was the minimum found for 8 frames. This value is not the minimum for higher numbers of frames. The higher the number of frames, the higher the optimal refresh period. In fact, by the time 64 frames is reaches, the optimal refresh period has climbed to approximately 500. This is because the more frames present, the greater the number of memory operations that can occur before the table starts to become saturated with referenced pages, which was the impetus for implementing a refresh period in NRU. </text:span></text:p>
      <text:p text:style-name="P2"/>
      <text:p text:style-name="P3">With a refresh period of 21 chosen to be utilized across 8,16,32, and 64 frames, NRU really performs quite poorly. These number can be significantly enhanced by finding the optimal refresh period for each frame count, but this was not what the project description specified. </text:p>
      <text:p text:style-name="P3"/>
      <text:p text:style-name="P3">Based on the numbers given in the table below, it is obvious that opt is the best algorithm <text:s/>by both page faults and writes to disc under every testing condition. However, obviously opt could not be implemented on a real computer since it requires knowledge of the future. <text:span text:style-name="T3">Therefore, it would appear </text:span><text:span text:style-name="T4">that clock is the best algorithm that could be implemented on a real computer.</text:span><text:span text:style-name="T2"> Clock outperforms rand under every tested condition for both gcc and swim, and is better than NRU except when using only 8 frames. This is because NRU’s refresh period was optimized using 8 frames. If NRU were to have it’s optimal refresh period calculated for every number of frames, it may be the case that NRU would more consistently outperform clock. </text:span></text:p>
      <text:p text:style-name="P1"/>
      <text:p text:style-name="P4">It is worth noting the rand is not a totally unreasonable choice. Rand performed reasonably closely to clock under most tests, and outperformed NRU on many tests. However, rand does involve the overhead of generating random numbers, which could be fairly significant. Nonetheless, this could potentially be offset by the fact that rand will (after calculating the random number) immediately know which page to evict and will not have to make numerous page checks as both clock and NRU will. </text:p>
      <text:p text:style-name="P4"><text:soft-page-break/><text:line-break/><text:span text:style-name="T5">Finally, it should also be noted that if the number of pages written to disc was the primary goal, that is, you cared more about reducing the number of pages written to disc than reducing the number of page faults, it would be better to use NRU than clock</text:span><text:span text:style-name="T6">. Even without optimizing NRU for each frame count, it still outperforms clock in terms of the number of pages written to disc. This is because NRU prioritizes evicting clean pages over dirty pages, while clock makes no distinction between the two when choosing which page to evict.</text:span></text:p>
      <text:p text:style-name="P1"/>
      <text:p text:style-name="P1"><draw:frame draw:style-name="fr1" draw:name="Object1" text:anchor-type="paragraph" svg:x="0.9091in" svg:y="0.1543in" svg:width="4.4445in" svg:height="4.800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ct3" text:anchor-type="paragraph" svg:width="6.2134in" svg:height="3.7646in" draw:z-index="2"><draw:object xlink:href="./Object 3" xlink:type="simple" xlink:show="embed" xlink:actuate="onLoad"/><draw:image xlink:href="./ObjectReplacements/Object 3" xlink:type="simple" xlink:show="embed" xlink:actuate="onLoad"/></draw:frame><text:soft-page-break/></text:p>
      <text:p text:style-name="P1"><draw:frame draw:style-name="fr2" draw:name="Object4" text:anchor-type="paragraph" svg:width="6.1508in" svg:height="3.4646in" draw:z-index="3"><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Object6" text:anchor-type="paragraph" svg:width="6.3008in" svg:height="4.0307in" draw:z-index="5"><draw:object xlink:href="./Object 6" xlink:type="simple" xlink:show="embed" xlink:actuate="onLoad"/><draw:image xlink:href="./ObjectReplacements/Object 6" xlink:type="simple" xlink:show="embed" xlink:actuate="onLoad"/></draw:frame></text:p>
      <text:p text:style-name="P1"/>
      <text:p text:style-name="P1"><draw:frame draw:style-name="fr1" draw:name="Object5" text:anchor-type="paragraph" svg:x="0.3437in" svg:y="0.1835in" svg:width="6.3008in" svg:height="4.0307in" draw:z-index="4"><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9:45:58.559361285</meta:creation-date>
    <dc:date>2017-11-18T18:05:05.590372198</dc:date>
    <meta:editing-duration>PT35M51S</meta:editing-duration>
    <meta:editing-cycles>4</meta:editing-cycles>
    <meta:generator>LibreOffice/5.1.6.2$Linux_X86_64 LibreOffice_project/10m0$Build-2</meta:generator>
    <meta:document-statistic meta:table-count="0" meta:image-count="0" meta:object-count="6" meta:page-count="4" meta:paragraph-count="8" meta:word-count="495" meta:character-count="2870" meta:non-whitespace-character-count="2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number-columns-repeated="5" table:default-cell-style-name="ce1"/>
        <table:table-row table:style-name="ro1">
          <table:table-cell office:value-type="string" calcext:value-type="string">
            <text:p>opt</text:p>
          </table:table-cell>
          <table:table-cell office:value-type="string" calcext:value-type="string">
            <text:p>gcc</text:p>
          </table:table-cell>
          <table:table-cell/>
          <table:table-cell office:value-type="string" calcext:value-type="string">
            <text:p>swim</text:p>
          </table:table-cell>
          <table:table-cell/>
        </table:table-row>
        <table:table-row table:style-name="ro1">
          <table:table-cell office:value-type="string" calcext:value-type="string">
            <text:p>Frame Count</text:p>
          </table:table-cell>
          <table:table-cell office:value-type="string" calcext:value-type="string">
            <text:p>Page faults</text:p>
          </table:table-cell>
          <table:table-cell office:value-type="string" calcext:value-type="string">
            <text:p>Writes to Disc</text:p>
          </table:table-cell>
          <table:table-cell office:value-type="string" calcext:value-type="string">
            <text:p>Page faults</text:p>
          </table:table-cell>
          <table:table-cell office:value-type="string" calcext:value-type="string">
            <text:p>Writes to Disc</text:p>
          </table:table-cell>
        </table:table-row>
        <table:table-row table:style-name="ro1">
          <table:table-cell office:value-type="float" office:value="8" calcext:value-type="float">
            <text:p>8</text:p>
          </table:table-cell>
          <table:table-cell office:value-type="float" office:value="118480" calcext:value-type="float">
            <text:p>118480</text:p>
          </table:table-cell>
          <table:table-cell office:value-type="float" office:value="15031" calcext:value-type="float">
            <text:p>15031</text:p>
          </table:table-cell>
          <table:table-cell office:value-type="float" office:value="171244" calcext:value-type="float">
            <text:p>171244</text:p>
          </table:table-cell>
          <table:table-cell office:value-type="float" office:value="46450" calcext:value-type="float">
            <text:p>46450</text:p>
          </table:table-cell>
        </table:table-row>
        <table:table-row table:style-name="ro1">
          <table:table-cell office:value-type="float" office:value="16" calcext:value-type="float">
            <text:p>16</text:p>
          </table:table-cell>
          <table:table-cell office:value-type="float" office:value="80307" calcext:value-type="float">
            <text:p>80307</text:p>
          </table:table-cell>
          <table:table-cell office:value-type="float" office:value="11319" calcext:value-type="float">
            <text:p>11319</text:p>
          </table:table-cell>
          <table:table-cell office:value-type="float" office:value="78312" calcext:value-type="float">
            <text:p>78312</text:p>
          </table:table-cell>
          <table:table-cell office:value-type="float" office:value="18132" calcext:value-type="float">
            <text:p>18132</text:p>
          </table:table-cell>
        </table:table-row>
        <table:table-row table:style-name="ro1">
          <table:table-cell office:value-type="float" office:value="32" calcext:value-type="float">
            <text:p>32</text:p>
          </table:table-cell>
          <table:table-cell office:value-type="float" office:value="55802" calcext:value-type="float">
            <text:p>55802</text:p>
          </table:table-cell>
          <table:table-cell office:value-type="float" office:value="8278" calcext:value-type="float">
            <text:p>8278</text:p>
          </table:table-cell>
          <table:table-cell office:value-type="float" office:value="28826" calcext:value-type="float">
            <text:p>28826</text:p>
          </table:table-cell>
          <table:table-cell office:value-type="float" office:value="6911" calcext:value-type="float">
            <text:p>6911</text:p>
          </table:table-cell>
        </table:table-row>
        <table:table-row table:style-name="ro1">
          <table:table-cell office:value-type="float" office:value="64" calcext:value-type="float">
            <text:p>64</text:p>
          </table:table-cell>
          <table:table-cell office:value-type="float" office:value="38050" calcext:value-type="float">
            <text:p>38050</text:p>
          </table:table-cell>
          <table:table-cell office:value-type="float" office:value="5742" calcext:value-type="float">
            <text:p>5742</text:p>
          </table:table-cell>
          <table:table-cell office:value-type="float" office:value="14289" calcext:value-type="float">
            <text:p>14289</text:p>
          </table:table-cell>
          <table:table-cell office:value-type="float" office:value="4193" calcext:value-type="float">
            <text:p>4193</text:p>
          </table:table-cell>
        </table:table-row>
        <table:table-row table:style-name="ro1">
          <table:table-cell table:number-columns-repeated="5"/>
        </table:table-row>
        <table:table-row table:style-name="ro1">
          <table:table-cell office:value-type="string" calcext:value-type="string">
            <text:p>clock</text:p>
          </table:table-cell>
          <table:table-cell office:value-type="string" calcext:value-type="string">
            <text:p>gcc</text:p>
          </table:table-cell>
          <table:table-cell/>
          <table:table-cell office:value-type="string" calcext:value-type="string">
            <text:p>swim</text:p>
          </table:table-cell>
          <table:table-cell/>
        </table:table-row>
        <table:table-row table:style-name="ro1">
          <table:table-cell table:style-name="ce2" office:value-type="string" calcext:value-type="string">
            <text:p>Frame Count</text:p>
          </table:table-cell>
          <table:table-cell office:value-type="string" calcext:value-type="string">
            <text:p>Page faults</text:p>
          </table:table-cell>
          <table:table-cell office:value-type="string" calcext:value-type="string">
            <text:p>Writes to Disc</text:p>
          </table:table-cell>
          <table:table-cell office:value-type="string" calcext:value-type="string">
            <text:p>Page faults</text:p>
          </table:table-cell>
          <table:table-cell office:value-type="string" calcext:value-type="string">
            <text:p>Writes to Disc</text:p>
          </table:table-cell>
        </table:table-row>
        <table:table-row table:style-name="ro1">
          <table:table-cell office:value-type="float" office:value="8" calcext:value-type="float">
            <text:p>8</text:p>
          </table:table-cell>
          <table:table-cell office:value-type="float" office:value="181856" calcext:value-type="float">
            <text:p>181856</text:p>
          </table:table-cell>
          <table:table-cell office:value-type="float" office:value="29401" calcext:value-type="float">
            <text:p>29401</text:p>
          </table:table-cell>
          <table:table-cell office:value-type="float" office:value="293519" calcext:value-type="float">
            <text:p>293519</text:p>
          </table:table-cell>
          <table:table-cell office:value-type="float" office:value="54327" calcext:value-type="float">
            <text:p>54327</text:p>
          </table:table-cell>
        </table:table-row>
        <table:table-row table:style-name="ro1">
          <table:table-cell office:value-type="float" office:value="16" calcext:value-type="float">
            <text:p>16</text:p>
          </table:table-cell>
          <table:table-cell office:value-type="float" office:value="121682" calcext:value-type="float">
            <text:p>121682</text:p>
          </table:table-cell>
          <table:table-cell office:value-type="float" office:value="16376" calcext:value-type="float">
            <text:p>16376</text:p>
          </table:table-cell>
          <table:table-cell office:value-type="float" office:value="191848" calcext:value-type="float">
            <text:p>191848</text:p>
          </table:table-cell>
          <table:table-cell office:value-type="float" office:value="48350" calcext:value-type="float">
            <text:p>48350</text:p>
          </table:table-cell>
        </table:table-row>
        <table:table-row table:style-name="ro1">
          <table:table-cell office:value-type="float" office:value="32" calcext:value-type="float">
            <text:p>32</text:p>
          </table:table-cell>
          <table:table-cell office:value-type="float" office:value="87686" calcext:value-type="float">
            <text:p>87686</text:p>
          </table:table-cell>
          <table:table-cell office:value-type="float" office:value="12293" calcext:value-type="float">
            <text:p>12293</text:p>
          </table:table-cell>
          <table:table-cell office:value-type="float" office:value="53025" calcext:value-type="float">
            <text:p>53025</text:p>
          </table:table-cell>
          <table:table-cell office:value-type="float" office:value="11140" calcext:value-type="float">
            <text:p>11140</text:p>
          </table:table-cell>
        </table:table-row>
        <table:table-row table:style-name="ro1">
          <table:table-cell office:value-type="float" office:value="64" calcext:value-type="float">
            <text:p>64</text:p>
          </table:table-cell>
          <table:table-cell office:value-type="float" office:value="61640" calcext:value-type="float">
            <text:p>61640</text:p>
          </table:table-cell>
          <table:table-cell office:value-type="float" office:value="9346" calcext:value-type="float">
            <text:p>9346</text:p>
          </table:table-cell>
          <table:table-cell office:value-type="float" office:value="22611" calcext:value-type="float">
            <text:p>22611</text:p>
          </table:table-cell>
          <table:table-cell office:value-type="float" office:value="5844" calcext:value-type="float">
            <text:p>5844</text:p>
          </table:table-cell>
        </table:table-row>
        <table:table-row table:style-name="ro1">
          <table:table-cell table:number-columns-repeated="5"/>
        </table:table-row>
        <table:table-row table:style-name="ro1">
          <table:table-cell office:value-type="string" calcext:value-type="string">
            <text:p>rand</text:p>
          </table:table-cell>
          <table:table-cell office:value-type="string" calcext:value-type="string">
            <text:p>gcc</text:p>
          </table:table-cell>
          <table:table-cell/>
          <table:table-cell office:value-type="string" calcext:value-type="string">
            <text:p>swim</text:p>
          </table:table-cell>
          <table:table-cell/>
        </table:table-row>
        <table:table-row table:style-name="ro1">
          <table:table-cell office:value-type="string" calcext:value-type="string">
            <text:p>Frame Count</text:p>
          </table:table-cell>
          <table:table-cell office:value-type="string" calcext:value-type="string">
            <text:p>Page faults</text:p>
          </table:table-cell>
          <table:table-cell office:value-type="string" calcext:value-type="string">
            <text:p>Writes to Disc</text:p>
          </table:table-cell>
          <table:table-cell office:value-type="string" calcext:value-type="string">
            <text:p>Page faults</text:p>
          </table:table-cell>
          <table:table-cell office:value-type="string" calcext:value-type="string">
            <text:p>Writes to Disc</text:p>
          </table:table-cell>
        </table:table-row>
        <table:table-row table:style-name="ro1">
          <table:table-cell office:value-type="float" office:value="8" calcext:value-type="float">
            <text:p>8</text:p>
          </table:table-cell>
          <table:table-cell office:value-type="float" office:value="217098" calcext:value-type="float">
            <text:p>217098</text:p>
          </table:table-cell>
          <table:table-cell office:value-type="float" office:value="37445" calcext:value-type="float">
            <text:p>37445</text:p>
          </table:table-cell>
          <table:table-cell office:value-type="float" office:value="321538" calcext:value-type="float">
            <text:p>321538</text:p>
          </table:table-cell>
          <table:table-cell office:value-type="float" office:value="54482" calcext:value-type="float">
            <text:p>54482</text:p>
          </table:table-cell>
        </table:table-row>
        <table:table-row table:style-name="ro1">
          <table:table-cell office:value-type="float" office:value="16" calcext:value-type="float">
            <text:p>16</text:p>
          </table:table-cell>
          <table:table-cell office:value-type="float" office:value="149997" calcext:value-type="float">
            <text:p>149997</text:p>
          </table:table-cell>
          <table:table-cell office:value-type="float" office:value="24607" calcext:value-type="float">
            <text:p>24607</text:p>
          </table:table-cell>
          <table:table-cell office:value-type="float" office:value="194826" calcext:value-type="float">
            <text:p>194826</text:p>
          </table:table-cell>
          <table:table-cell office:value-type="float" office:value="39788" calcext:value-type="float">
            <text:p>39788</text:p>
          </table:table-cell>
        </table:table-row>
        <table:table-row table:style-name="ro1">
          <table:table-cell office:value-type="float" office:value="32" calcext:value-type="float">
            <text:p>32</text:p>
          </table:table-cell>
          <table:table-cell office:value-type="float" office:value="106692" calcext:value-type="float">
            <text:p>106692</text:p>
          </table:table-cell>
          <table:table-cell office:value-type="float" office:value="17269" calcext:value-type="float">
            <text:p>17269</text:p>
          </table:table-cell>
          <table:table-cell office:value-type="float" office:value="83633" calcext:value-type="float">
            <text:p>83633</text:p>
          </table:table-cell>
          <table:table-cell office:value-type="float" office:value="18169" calcext:value-type="float">
            <text:p>18169</text:p>
          </table:table-cell>
        </table:table-row>
        <table:table-row table:style-name="ro1">
          <table:table-cell office:value-type="float" office:value="64" calcext:value-type="float">
            <text:p>64</text:p>
          </table:table-cell>
          <table:table-cell office:value-type="float" office:value="75122" calcext:value-type="float">
            <text:p>75122</text:p>
          </table:table-cell>
          <table:table-cell office:value-type="float" office:value="12306" calcext:value-type="float">
            <text:p>12306</text:p>
          </table:table-cell>
          <table:table-cell office:value-type="float" office:value="35296" calcext:value-type="float">
            <text:p>35296</text:p>
          </table:table-cell>
          <table:table-cell office:value-type="float" office:value="8454" calcext:value-type="float">
            <text:p>8454</text:p>
          </table:table-cell>
        </table:table-row>
        <table:table-row table:style-name="ro1">
          <table:table-cell table:number-columns-repeated="5"/>
        </table:table-row>
        <table:table-row table:style-name="ro1">
          <table:table-cell office:value-type="string" calcext:value-type="string">
            <text:p>nru</text:p>
          </table:table-cell>
          <table:table-cell office:value-type="string" calcext:value-type="string">
            <text:p>gcc</text:p>
          </table:table-cell>
          <table:table-cell/>
          <table:table-cell office:value-type="string" calcext:value-type="string">
            <text:p>swim</text:p>
          </table:table-cell>
          <table:table-cell/>
        </table:table-row>
        <table:table-row table:style-name="ro1">
          <table:table-cell office:value-type="string" calcext:value-type="string">
            <text:p>Frame Count</text:p>
          </table:table-cell>
          <table:table-cell office:value-type="string" calcext:value-type="string">
            <text:p>Page faults</text:p>
          </table:table-cell>
          <table:table-cell office:value-type="string" calcext:value-type="string">
            <text:p>Writes to Disc</text:p>
          </table:table-cell>
          <table:table-cell office:value-type="string" calcext:value-type="string">
            <text:p>Page faults</text:p>
          </table:table-cell>
          <table:table-cell office:value-type="string" calcext:value-type="string">
            <text:p>Writes to Disc</text:p>
          </table:table-cell>
        </table:table-row>
        <table:table-row table:style-name="ro1">
          <table:table-cell office:value-type="float" office:value="8" calcext:value-type="float">
            <text:p>8</text:p>
          </table:table-cell>
          <table:table-cell office:value-type="float" office:value="174243" calcext:value-type="float">
            <text:p>174243</text:p>
          </table:table-cell>
          <table:table-cell office:value-type="float" office:value="18536" calcext:value-type="float">
            <text:p>18536</text:p>
          </table:table-cell>
          <table:table-cell office:value-type="float" office:value="291787" calcext:value-type="float">
            <text:p>291787</text:p>
          </table:table-cell>
          <table:table-cell office:value-type="float" office:value="52786" calcext:value-type="float">
            <text:p>52786</text:p>
          </table:table-cell>
        </table:table-row>
        <table:table-row table:style-name="ro1">
          <table:table-cell office:value-type="float" office:value="16" calcext:value-type="float">
            <text:p>16</text:p>
          </table:table-cell>
          <table:table-cell office:value-type="float" office:value="151713" calcext:value-type="float">
            <text:p>151713</text:p>
          </table:table-cell>
          <table:table-cell office:value-type="float" office:value="12964" calcext:value-type="float">
            <text:p>12964</text:p>
          </table:table-cell>
          <table:table-cell office:value-type="float" office:value="226158" calcext:value-type="float">
            <text:p>226158</text:p>
          </table:table-cell>
          <table:table-cell office:value-type="float" office:value="26119" calcext:value-type="float">
            <text:p>26119</text:p>
          </table:table-cell>
        </table:table-row>
        <table:table-row table:style-name="ro1">
          <table:table-cell office:value-type="float" office:value="32" calcext:value-type="float">
            <text:p>32</text:p>
          </table:table-cell>
          <table:table-cell office:value-type="float" office:value="146170" calcext:value-type="float">
            <text:p>146170</text:p>
          </table:table-cell>
          <table:table-cell office:value-type="float" office:value="11712" calcext:value-type="float">
            <text:p>11712</text:p>
          </table:table-cell>
          <table:table-cell office:value-type="float" office:value="205928" calcext:value-type="float">
            <text:p>205928</text:p>
          </table:table-cell>
          <table:table-cell office:value-type="float" office:value="20476" calcext:value-type="float">
            <text:p>20476</text:p>
          </table:table-cell>
        </table:table-row>
        <table:table-row table:style-name="ro1">
          <table:table-cell office:value-type="float" office:value="64" calcext:value-type="float">
            <text:p>64</text:p>
          </table:table-cell>
          <table:table-cell office:value-type="float" office:value="135837" calcext:value-type="float">
            <text:p>135837</text:p>
          </table:table-cell>
          <table:table-cell office:value-type="float" office:value="10378" calcext:value-type="float">
            <text:p>10378</text:p>
          </table:table-cell>
          <table:table-cell office:value-type="float" office:value="195409" calcext:value-type="float">
            <text:p>195409</text:p>
          </table:table-cell>
          <table:table-cell office:value-type="float" office:value="22424" calcext:value-type="float">
            <text:p>224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1:21:51.9936879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467cm" svg:height="8.154cm" xlink:href="." xlink:type="simple" chart:class="chart:scatter" chart:style-name="ch1">
        <chart:title svg:x="5.533cm" svg:y="0.299cm" chart:style-name="ch2">
          <text:p>NRU Using 8 Frames</text:p>
        </chart:title>
        <chart:plot-area chart:style-name="ch3" chart:data-source-has-labels="both" svg:x="1.32cm" svg:y="1.241cm" svg:width="13.838cm" svg:height="5.769cm">
          <chartooo:coordinate-region svg:x="2.682cm" svg:y="1.44cm" svg:width="12.289cm" svg:height="4.923cm"/>
          <chart:axis chart:dimension="x" chart:name="primary-x" chart:style-name="ch4" chartooo:axis-type="auto">
            <chart:title svg:x="7.097cm" svg:y="7.173cm" chart:style-name="ch5">
              <text:p>Refresh Period</text:p>
            </chart:title>
            <chart:categories table:cell-range-address="local-table.$A$2:.$A$33"/>
          </chart:axis>
          <chart:axis chart:dimension="y" chart:name="primary-y" chart:style-name="ch4">
            <chart:title svg:x="0.451cm" svg:y="5.042cm" chart:style-name="ch6">
              <text:p>Page Faults</text:p>
            </chart:title>
            <chart:grid chart:style-name="ch7" chart:class="major"/>
          </chart:axis>
          <chart:series chart:style-name="ch8" chart:values-cell-range-address="local-table.$C$2:.$C$33" chart:label-cell-address="local-table.$C$1" chart:class="chart:scatter">
            <chart:domain table:cell-range-address="local-table.$B$2:.$B$33"/>
            <chart:data-point chart:repeated="3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table:table-cell>
              <table:table-cell office:value-type="float" office:value="703469">
                <text:p>703469</text:p>
              </table:table-cell>
            </table:table-row>
            <table:table-row>
              <table:table-cell office:value-type="string">
                <text:p>2</text:p>
              </table:table-cell>
              <table:table-cell office:value-type="float" office:value="2">
                <text:p>2</text:p>
              </table:table-cell>
              <table:table-cell office:value-type="float" office:value="414773">
                <text:p>414773</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253805">
                <text:p>25380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215521">
                <text:p>215521</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193194">
                <text:p>19319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186053">
                <text:p>186053</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181620">
                <text:p>181620</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178260">
                <text:p>178260</text:p>
              </table:table-cell>
            </table:table-row>
            <table:table-row>
              <table:table-cell office:value-type="string">
                <text:p>15</text:p>
              </table:table-cell>
              <table:table-cell office:value-type="float" office:value="15">
                <text:p>15</text:p>
              </table:table-cell>
              <table:table-cell office:value-type="float" office:value="176808">
                <text:p>176808</text:p>
              </table:table-cell>
            </table:table-row>
            <table:table-row>
              <table:table-cell office:value-type="string">
                <text:p>16</text:p>
              </table:table-cell>
              <table:table-cell office:value-type="float" office:value="16">
                <text:p>16</text:p>
              </table:table-cell>
              <table:table-cell office:value-type="float" office:value="176097">
                <text:p>176097</text:p>
              </table:table-cell>
            </table:table-row>
            <table:table-row>
              <table:table-cell office:value-type="string">
                <text:p>17</text:p>
              </table:table-cell>
              <table:table-cell office:value-type="float" office:value="17">
                <text:p>17</text:p>
              </table:table-cell>
              <table:table-cell office:value-type="float" office:value="175350">
                <text:p>175350</text:p>
              </table:table-cell>
            </table:table-row>
            <table:table-row>
              <table:table-cell office:value-type="string">
                <text:p>18</text:p>
              </table:table-cell>
              <table:table-cell office:value-type="float" office:value="18">
                <text:p>18</text:p>
              </table:table-cell>
              <table:table-cell office:value-type="float" office:value="174967">
                <text:p>174967</text:p>
              </table:table-cell>
            </table:table-row>
            <table:table-row>
              <table:table-cell office:value-type="string">
                <text:p>19</text:p>
              </table:table-cell>
              <table:table-cell office:value-type="float" office:value="19">
                <text:p>19</text:p>
              </table:table-cell>
              <table:table-cell office:value-type="float" office:value="174548">
                <text:p>174548</text:p>
              </table:table-cell>
            </table:table-row>
            <table:table-row>
              <table:table-cell office:value-type="string">
                <text:p>20</text:p>
              </table:table-cell>
              <table:table-cell office:value-type="float" office:value="20">
                <text:p>20</text:p>
              </table:table-cell>
              <table:table-cell office:value-type="float" office:value="174547">
                <text:p>174547</text:p>
              </table:table-cell>
            </table:table-row>
            <table:table-row>
              <table:table-cell office:value-type="string">
                <text:p>21</text:p>
              </table:table-cell>
              <table:table-cell office:value-type="float" office:value="21">
                <text:p>21</text:p>
              </table:table-cell>
              <table:table-cell office:value-type="float" office:value="174243">
                <text:p>174243</text:p>
              </table:table-cell>
            </table:table-row>
            <table:table-row>
              <table:table-cell office:value-type="string">
                <text:p>22</text:p>
              </table:table-cell>
              <table:table-cell office:value-type="float" office:value="22">
                <text:p>22</text:p>
              </table:table-cell>
              <table:table-cell office:value-type="float" office:value="174647">
                <text:p>174647</text:p>
              </table:table-cell>
            </table:table-row>
            <table:table-row>
              <table:table-cell office:value-type="string">
                <text:p>23</text:p>
              </table:table-cell>
              <table:table-cell office:value-type="float" office:value="23">
                <text:p>23</text:p>
              </table:table-cell>
              <table:table-cell office:value-type="float" office:value="174927">
                <text:p>174927</text:p>
              </table:table-cell>
            </table:table-row>
            <table:table-row>
              <table:table-cell office:value-type="string">
                <text:p>24</text:p>
              </table:table-cell>
              <table:table-cell office:value-type="float" office:value="24">
                <text:p>24</text:p>
              </table:table-cell>
              <table:table-cell office:value-type="float" office:value="175714">
                <text:p>175714</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176817">
                <text:p>176817</text:p>
              </table:table-cell>
            </table:table-row>
            <table:table-row>
              <table:table-cell office:value-type="string">
                <text:p>27</text:p>
              </table:table-cell>
              <table:table-cell office:value-type="float" office:value="28">
                <text:p>28</text:p>
              </table:table-cell>
              <table:table-cell office:value-type="float" office:value="178321">
                <text:p>178321</text:p>
              </table:table-cell>
            </table:table-row>
            <table:table-row>
              <table:table-cell office:value-type="string">
                <text:p>28</text:p>
              </table:table-cell>
              <table:table-cell office:value-type="float" office:value="30">
                <text:p>30</text:p>
              </table:table-cell>
              <table:table-cell office:value-type="float" office:value="179456">
                <text:p>179456</text:p>
              </table:table-cell>
            </table:table-row>
            <table:table-row>
              <table:table-cell office:value-type="string">
                <text:p>29</text:p>
              </table:table-cell>
              <table:table-cell office:value-type="float" office:value="32">
                <text:p>32</text:p>
              </table:table-cell>
              <table:table-cell office:value-type="float" office:value="181376">
                <text:p>181376</text:p>
              </table:table-cell>
            </table:table-row>
            <table:table-row>
              <table:table-cell office:value-type="string">
                <text:p>30</text:p>
              </table:table-cell>
              <table:table-cell office:value-type="float" office:value="35">
                <text:p>35</text:p>
              </table:table-cell>
              <table:table-cell office:value-type="float" office:value="184603">
                <text:p>184603</text:p>
              </table:table-cell>
            </table:table-row>
            <table:table-row>
              <table:table-cell office:value-type="string">
                <text:p>31</text:p>
              </table:table-cell>
              <table:table-cell office:value-type="float" office:value="40">
                <text:p>40</text:p>
              </table:table-cell>
              <table:table-cell office:value-type="float" office:value="188081">
                <text:p>188081</text:p>
              </table:table-cell>
            </table:table-row>
            <table:table-row>
              <table:table-cell office:value-type="string">
                <text:p>32</text:p>
              </table:table-cell>
              <table:table-cell office:value-type="float" office:value="50">
                <text:p>50</text:p>
              </table:table-cell>
              <table:table-cell office:value-type="float" office:value="197881">
                <text:p>1978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781cm" svg:height="9.561cm" xlink:href="." xlink:type="simple" chart:class="chart:scatter" chart:style-name="ch1">
        <chart:title svg:x="4.05cm" svg:y="0.327cm" chart:style-name="ch2">
          <text:p>Page Faults Per Frames On gcc.trace</text:p>
        </chart:title>
        <chart:legend chart:legend-position="end" svg:x="13.617cm" svg:y="3.734cm" style:legend-expansion="high" chart:style-name="ch3"/>
        <chart:plot-area chart:style-name="ch4" chart:data-source-has-labels="both" svg:x="1.326cm" svg:y="1.297cm" svg:width="11.976cm" svg:height="7.092cm">
          <chartooo:coordinate-region svg:x="2.688cm" svg:y="1.496cm" svg:width="10.428cm" svg:height="6.246cm"/>
          <chart:axis chart:dimension="x" chart:name="primary-x" chart:style-name="ch5" chartooo:axis-type="auto">
            <chart:title svg:x="6.714cm" svg:y="8.58cm" chart:style-name="ch6">
              <text:p>Frames</text:p>
            </chart:title>
            <chart:categories table:cell-range-address="local-table.$A$2:.$A$5"/>
          </chart:axis>
          <chart:axis chart:dimension="y" chart:name="primary-y" chart:style-name="ch5">
            <chart:title svg:x="0.451cm" svg:y="5.76cm" chart:style-name="ch7">
              <text:p>Page Faul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opt</text:p>
              </table:table-cell>
              <table:table-cell office:value-type="string">
                <text:p>clock</text:p>
              </table:table-cell>
              <table:table-cell office:value-type="string">
                <text:p>rand</text:p>
              </table:table-cell>
              <table:table-cell office:value-type="string">
                <text:p>nru</text:p>
              </table:table-cell>
            </table:table-row>
          </table:table-header-rows>
          <table:table-rows>
            <table:table-row>
              <table:table-cell office:value-type="string">
                <text:p>1</text:p>
              </table:table-cell>
              <table:table-cell office:value-type="float" office:value="8">
                <text:p>8</text:p>
              </table:table-cell>
              <table:table-cell office:value-type="float" office:value="118480">
                <text:p>118480</text:p>
              </table:table-cell>
              <table:table-cell office:value-type="float" office:value="181856">
                <text:p>181856</text:p>
              </table:table-cell>
              <table:table-cell office:value-type="float" office:value="217098">
                <text:p>217098</text:p>
              </table:table-cell>
              <table:table-cell office:value-type="float" office:value="174243">
                <text:p>174243</text:p>
              </table:table-cell>
            </table:table-row>
            <table:table-row>
              <table:table-cell office:value-type="string">
                <text:p>2</text:p>
              </table:table-cell>
              <table:table-cell office:value-type="float" office:value="16">
                <text:p>16</text:p>
              </table:table-cell>
              <table:table-cell office:value-type="float" office:value="80307">
                <text:p>80307</text:p>
              </table:table-cell>
              <table:table-cell office:value-type="float" office:value="121682">
                <text:p>121682</text:p>
              </table:table-cell>
              <table:table-cell office:value-type="float" office:value="149997">
                <text:p>149997</text:p>
              </table:table-cell>
              <table:table-cell office:value-type="float" office:value="151713">
                <text:p>151713</text:p>
              </table:table-cell>
            </table:table-row>
            <table:table-row>
              <table:table-cell office:value-type="string">
                <text:p>3</text:p>
              </table:table-cell>
              <table:table-cell office:value-type="float" office:value="32">
                <text:p>32</text:p>
              </table:table-cell>
              <table:table-cell office:value-type="float" office:value="55802">
                <text:p>55802</text:p>
              </table:table-cell>
              <table:table-cell office:value-type="float" office:value="87686">
                <text:p>87686</text:p>
              </table:table-cell>
              <table:table-cell office:value-type="float" office:value="106692">
                <text:p>106692</text:p>
              </table:table-cell>
              <table:table-cell office:value-type="float" office:value="146170">
                <text:p>146170</text:p>
              </table:table-cell>
            </table:table-row>
            <table:table-row>
              <table:table-cell office:value-type="string">
                <text:p>4</text:p>
              </table:table-cell>
              <table:table-cell office:value-type="float" office:value="64">
                <text:p>64</text:p>
              </table:table-cell>
              <table:table-cell office:value-type="float" office:value="38050">
                <text:p>38050</text:p>
              </table:table-cell>
              <table:table-cell office:value-type="float" office:value="61640">
                <text:p>61640</text:p>
              </table:table-cell>
              <table:table-cell office:value-type="float" office:value="75122">
                <text:p>75122</text:p>
              </table:table-cell>
              <table:table-cell office:value-type="float" office:value="135837">
                <text:p>1358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622cm" svg:height="8.799cm" xlink:href="." xlink:type="simple" chart:class="chart:scatter" chart:style-name="ch1">
        <chart:title svg:x="3.785cm" svg:y="0.311cm" chart:style-name="ch2">
          <text:p>Writes to disc Per Frames On gcc.trace</text:p>
        </chart:title>
        <chart:legend chart:legend-position="end" svg:x="13.458cm" svg:y="3.353cm" style:legend-expansion="high" chart:style-name="ch3"/>
        <chart:plot-area chart:style-name="ch4" chart:data-source-has-labels="both" svg:x="1.323cm" svg:y="1.265cm" svg:width="11.823cm" svg:height="6.378cm">
          <chartooo:coordinate-region svg:x="2.5cm" svg:y="1.464cm" svg:width="10.459cm" svg:height="5.532cm"/>
          <chart:axis chart:dimension="x" chart:name="primary-x" chart:style-name="ch5" chartooo:axis-type="auto">
            <chart:title svg:x="6.634cm" svg:y="7.818cm" chart:style-name="ch6">
              <text:p>Frames</text:p>
            </chart:title>
            <chart:categories table:cell-range-address="local-table.$A$2:.$A$5"/>
          </chart:axis>
          <chart:axis chart:dimension="y" chart:name="primary-y" chart:style-name="ch5">
            <chart:title svg:x="0.451cm" svg:y="5.371cm" chart:style-name="ch7">
              <text:p>Page Faul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opt</text:p>
              </table:table-cell>
              <table:table-cell office:value-type="string">
                <text:p>clock</text:p>
              </table:table-cell>
              <table:table-cell office:value-type="string">
                <text:p>rand</text:p>
              </table:table-cell>
              <table:table-cell office:value-type="string">
                <text:p>nru</text:p>
              </table:table-cell>
            </table:table-row>
          </table:table-header-rows>
          <table:table-rows>
            <table:table-row>
              <table:table-cell office:value-type="string">
                <text:p>1</text:p>
              </table:table-cell>
              <table:table-cell office:value-type="float" office:value="8">
                <text:p>8</text:p>
              </table:table-cell>
              <table:table-cell office:value-type="float" office:value="15031">
                <text:p>15031</text:p>
              </table:table-cell>
              <table:table-cell office:value-type="float" office:value="29401">
                <text:p>29401</text:p>
              </table:table-cell>
              <table:table-cell office:value-type="float" office:value="37445">
                <text:p>37445</text:p>
              </table:table-cell>
              <table:table-cell office:value-type="float" office:value="18536">
                <text:p>18536</text:p>
              </table:table-cell>
            </table:table-row>
            <table:table-row>
              <table:table-cell office:value-type="string">
                <text:p>2</text:p>
              </table:table-cell>
              <table:table-cell office:value-type="float" office:value="16">
                <text:p>16</text:p>
              </table:table-cell>
              <table:table-cell office:value-type="float" office:value="11319">
                <text:p>11319</text:p>
              </table:table-cell>
              <table:table-cell office:value-type="float" office:value="16376">
                <text:p>16376</text:p>
              </table:table-cell>
              <table:table-cell office:value-type="float" office:value="24607">
                <text:p>24607</text:p>
              </table:table-cell>
              <table:table-cell office:value-type="float" office:value="12964">
                <text:p>12964</text:p>
              </table:table-cell>
            </table:table-row>
            <table:table-row>
              <table:table-cell office:value-type="string">
                <text:p>3</text:p>
              </table:table-cell>
              <table:table-cell office:value-type="float" office:value="32">
                <text:p>32</text:p>
              </table:table-cell>
              <table:table-cell office:value-type="float" office:value="8278">
                <text:p>8278</text:p>
              </table:table-cell>
              <table:table-cell office:value-type="float" office:value="12293">
                <text:p>12293</text:p>
              </table:table-cell>
              <table:table-cell office:value-type="float" office:value="17269">
                <text:p>17269</text:p>
              </table:table-cell>
              <table:table-cell office:value-type="float" office:value="11712">
                <text:p>11712</text:p>
              </table:table-cell>
            </table:table-row>
            <table:table-row>
              <table:table-cell office:value-type="string">
                <text:p>4</text:p>
              </table:table-cell>
              <table:table-cell office:value-type="float" office:value="64">
                <text:p>64</text:p>
              </table:table-cell>
              <table:table-cell office:value-type="float" office:value="5742">
                <text:p>5742</text:p>
              </table:table-cell>
              <table:table-cell office:value-type="float" office:value="9346">
                <text:p>9346</text:p>
              </table:table-cell>
              <table:table-cell office:value-type="float" office:value="12306">
                <text:p>12306</text:p>
              </table:table-cell>
              <table:table-cell office:value-type="float" office:value="10378">
                <text:p>1037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10.237cm" xlink:href="." xlink:type="simple" chart:class="chart:scatter" chart:style-name="ch1">
        <chart:title svg:x="3.817cm" svg:y="0.34cm" chart:style-name="ch2">
          <text:p>Writes to disc Per Frames On swim.trace</text:p>
        </chart:title>
        <chart:legend chart:legend-position="end" svg:x="13.839cm" svg:y="4.072cm" style:legend-expansion="high" chart:style-name="ch3"/>
        <chart:plot-area chart:style-name="ch4" chart:data-source-has-labels="both" svg:x="1.331cm" svg:y="1.323cm" svg:width="12.188cm" svg:height="7.729cm">
          <chartooo:coordinate-region svg:x="2.508cm" svg:y="1.522cm" svg:width="10.824cm" svg:height="6.883cm"/>
          <chart:axis chart:dimension="x" chart:name="primary-x" chart:style-name="ch5" chartooo:axis-type="auto">
            <chart:title svg:x="6.825cm" svg:y="9.256cm" chart:style-name="ch6">
              <text:p>Frames</text:p>
            </chart:title>
            <chart:categories table:cell-range-address="local-table.$A$2:.$A$5"/>
          </chart:axis>
          <chart:axis chart:dimension="y" chart:name="primary-y" chart:style-name="ch5">
            <chart:title svg:x="0.451cm" svg:y="6.104cm" chart:style-name="ch7">
              <text:p>Page Faul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opt</text:p>
              </table:table-cell>
              <table:table-cell office:value-type="string">
                <text:p>clock</text:p>
              </table:table-cell>
              <table:table-cell office:value-type="string">
                <text:p>rand</text:p>
              </table:table-cell>
              <table:table-cell office:value-type="string">
                <text:p>nru</text:p>
              </table:table-cell>
            </table:table-row>
          </table:table-header-rows>
          <table:table-rows>
            <table:table-row>
              <table:table-cell office:value-type="string">
                <text:p>1</text:p>
              </table:table-cell>
              <table:table-cell office:value-type="float" office:value="8">
                <text:p>8</text:p>
              </table:table-cell>
              <table:table-cell office:value-type="float" office:value="46450">
                <text:p>46450</text:p>
              </table:table-cell>
              <table:table-cell office:value-type="float" office:value="54327">
                <text:p>54327</text:p>
              </table:table-cell>
              <table:table-cell office:value-type="float" office:value="54482">
                <text:p>54482</text:p>
              </table:table-cell>
              <table:table-cell office:value-type="float" office:value="52786">
                <text:p>52786</text:p>
              </table:table-cell>
            </table:table-row>
            <table:table-row>
              <table:table-cell office:value-type="string">
                <text:p>2</text:p>
              </table:table-cell>
              <table:table-cell office:value-type="float" office:value="16">
                <text:p>16</text:p>
              </table:table-cell>
              <table:table-cell office:value-type="float" office:value="18132">
                <text:p>18132</text:p>
              </table:table-cell>
              <table:table-cell office:value-type="float" office:value="48350">
                <text:p>48350</text:p>
              </table:table-cell>
              <table:table-cell office:value-type="float" office:value="39788">
                <text:p>39788</text:p>
              </table:table-cell>
              <table:table-cell office:value-type="float" office:value="26119">
                <text:p>26119</text:p>
              </table:table-cell>
            </table:table-row>
            <table:table-row>
              <table:table-cell office:value-type="string">
                <text:p>3</text:p>
              </table:table-cell>
              <table:table-cell office:value-type="float" office:value="32">
                <text:p>32</text:p>
              </table:table-cell>
              <table:table-cell office:value-type="float" office:value="6911">
                <text:p>6911</text:p>
              </table:table-cell>
              <table:table-cell office:value-type="float" office:value="11140">
                <text:p>11140</text:p>
              </table:table-cell>
              <table:table-cell office:value-type="float" office:value="18169">
                <text:p>18169</text:p>
              </table:table-cell>
              <table:table-cell office:value-type="float" office:value="20476">
                <text:p>20476</text:p>
              </table:table-cell>
            </table:table-row>
            <table:table-row>
              <table:table-cell office:value-type="string">
                <text:p>4</text:p>
              </table:table-cell>
              <table:table-cell office:value-type="float" office:value="64">
                <text:p>64</text:p>
              </table:table-cell>
              <table:table-cell office:value-type="float" office:value="4193">
                <text:p>4193</text:p>
              </table:table-cell>
              <table:table-cell office:value-type="float" office:value="5844">
                <text:p>5844</text:p>
              </table:table-cell>
              <table:table-cell office:value-type="float" office:value="8454">
                <text:p>8454</text:p>
              </table:table-cell>
              <table:table-cell office:value-type="float" office:value="22424">
                <text:p>224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10.237cm" xlink:href="." xlink:type="simple" chart:class="chart:scatter" chart:style-name="ch1">
        <chart:title svg:x="4.002cm" svg:y="0.34cm" chart:style-name="ch2">
          <text:p>Page Faults Per Frames On swim.trace</text:p>
        </chart:title>
        <chart:legend chart:legend-position="end" svg:x="13.839cm" svg:y="4.072cm" style:legend-expansion="high" chart:style-name="ch3"/>
        <chart:plot-area chart:style-name="ch4" chart:data-source-has-labels="both" svg:x="1.331cm" svg:y="1.323cm" svg:width="12.188cm" svg:height="7.729cm">
          <chartooo:coordinate-region svg:x="2.693cm" svg:y="1.522cm" svg:width="10.639cm" svg:height="6.883cm"/>
          <chart:axis chart:dimension="x" chart:name="primary-x" chart:style-name="ch5" chartooo:axis-type="auto">
            <chart:title svg:x="6.825cm" svg:y="9.256cm" chart:style-name="ch6">
              <text:p>Frames</text:p>
            </chart:title>
            <chart:categories table:cell-range-address="local-table.$A$2:.$A$5"/>
          </chart:axis>
          <chart:axis chart:dimension="y" chart:name="primary-y" chart:style-name="ch5">
            <chart:title svg:x="0.451cm" svg:y="6.104cm" chart:style-name="ch7">
              <text:p>Page Faul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opt</text:p>
              </table:table-cell>
              <table:table-cell office:value-type="string">
                <text:p>clock</text:p>
              </table:table-cell>
              <table:table-cell office:value-type="string">
                <text:p>rand</text:p>
              </table:table-cell>
              <table:table-cell office:value-type="string">
                <text:p>nru</text:p>
              </table:table-cell>
            </table:table-row>
          </table:table-header-rows>
          <table:table-rows>
            <table:table-row>
              <table:table-cell office:value-type="string">
                <text:p>1</text:p>
              </table:table-cell>
              <table:table-cell office:value-type="float" office:value="8">
                <text:p>8</text:p>
              </table:table-cell>
              <table:table-cell office:value-type="float" office:value="171244">
                <text:p>171244</text:p>
              </table:table-cell>
              <table:table-cell office:value-type="float" office:value="293519">
                <text:p>293519</text:p>
              </table:table-cell>
              <table:table-cell office:value-type="float" office:value="321538">
                <text:p>321538</text:p>
              </table:table-cell>
              <table:table-cell office:value-type="float" office:value="291787">
                <text:p>291787</text:p>
              </table:table-cell>
            </table:table-row>
            <table:table-row>
              <table:table-cell office:value-type="string">
                <text:p>2</text:p>
              </table:table-cell>
              <table:table-cell office:value-type="float" office:value="16">
                <text:p>16</text:p>
              </table:table-cell>
              <table:table-cell office:value-type="float" office:value="78312">
                <text:p>78312</text:p>
              </table:table-cell>
              <table:table-cell office:value-type="float" office:value="191848">
                <text:p>191848</text:p>
              </table:table-cell>
              <table:table-cell office:value-type="float" office:value="194826">
                <text:p>194826</text:p>
              </table:table-cell>
              <table:table-cell office:value-type="float" office:value="226158">
                <text:p>226158</text:p>
              </table:table-cell>
            </table:table-row>
            <table:table-row>
              <table:table-cell office:value-type="string">
                <text:p>3</text:p>
              </table:table-cell>
              <table:table-cell office:value-type="float" office:value="32">
                <text:p>32</text:p>
              </table:table-cell>
              <table:table-cell office:value-type="float" office:value="28826">
                <text:p>28826</text:p>
              </table:table-cell>
              <table:table-cell office:value-type="float" office:value="53025">
                <text:p>53025</text:p>
              </table:table-cell>
              <table:table-cell office:value-type="float" office:value="83633">
                <text:p>83633</text:p>
              </table:table-cell>
              <table:table-cell office:value-type="float" office:value="205928">
                <text:p>205928</text:p>
              </table:table-cell>
            </table:table-row>
            <table:table-row>
              <table:table-cell office:value-type="string">
                <text:p>4</text:p>
              </table:table-cell>
              <table:table-cell office:value-type="float" office:value="64">
                <text:p>64</text:p>
              </table:table-cell>
              <table:table-cell office:value-type="float" office:value="14289">
                <text:p>14289</text:p>
              </table:table-cell>
              <table:table-cell office:value-type="float" office:value="22611">
                <text:p>22611</text:p>
              </table:table-cell>
              <table:table-cell office:value-type="float" office:value="35296">
                <text:p>35296</text:p>
              </table:table-cell>
              <table:table-cell office:value-type="float" office:value="195409">
                <text:p>19540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